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8.832cm"/>
    </style:style>
    <style:style style:name="co4" style:family="table-column">
      <style:table-column-properties fo:break-before="auto" style:column-width="8.789cm"/>
    </style:style>
    <style:style style:name="co5" style:family="table-column">
      <style:table-column-properties fo:break-before="auto" style:column-width="6.242cm"/>
    </style:style>
    <style:style style:name="co6" style:family="table-column">
      <style:table-column-properties fo:break-before="auto" style:column-width="5.817cm"/>
    </style:style>
    <style:style style:name="co7" style:family="table-column">
      <style:table-column-properties fo:break-before="auto" style:column-width="7.218cm"/>
    </style:style>
    <style:style style:name="co8" style:family="table-column">
      <style:table-column-properties fo:break-before="auto" style:column-width="5.69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02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1.233cm" fo:break-before="auto" style:use-optimal-row-height="false"/>
    </style:style>
    <style:style style:name="ro3" style:family="table-row">
      <style:table-row-properties style:row-height="0.56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706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0" style:family="table-cell" style:parent-style-name="Default" style:data-style-name="N108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Default" style:data-style-name="N108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2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svg:width="31.836cm" svg:height="22.23cm" svg:x="2.182cm" svg:y="16.447cm">
            <draw:object draw:notify-on-update-of-ranges="'Sheet 1 - Table 1'.B6:'Sheet 1 - Table 1'.B12 'Sheet 1 - Table 1'.H5:'Sheet 1 - Table 1'.H5 'Sheet 1 - Table 1'.H6:'Sheet 1 - Table 1'.H12 'Sheet 1 - Table 1'.E5:'Sheet 1 - Table 1'.E5 'Sheet 1 - Table 1'.E6:'Sheet 1 - Table 1'.E12 'Sheet 1 - Table 1'.G5:'Sheet 1 - Table 1'.G5 'Sheet 1 - Table 1'.G6:'Sheet 1 - Table 1'.G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" draw:style-name="gr1" svg:width="31.83cm" svg:height="22.23cm" svg:x="40.73cm" svg:y="14.73cm">
            <draw:object draw:notify-on-update-of-ranges="'Sheet 1 - Table 1'.I6:'Sheet 1 - Table 1'.I12 'Sheet 1 - Table 1'.I5:'Sheet 1 - Table 1'.I5 'Sheet 1 - Table 1'.I6:'Sheet 1 - Table 1'.I12 'Sheet 1 - Table 1'.F5:'Sheet 1 - Table 1'.F5 'Sheet 1 - Table 1'.F6:'Sheet 1 - Table 1'.F12 'Sheet 1 - Table 1'.G5:'Sheet 1 - Table 1'.G5 'Sheet 1 - Table 1'.G6:'Sheet 1 - Table 1'.G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2" table:default-cell-style-name="ce3"/>
        <table:table-column table:style-name="co8" table:default-cell-style-name="ce3"/>
        <table:table-column table:style-name="co9" table:number-columns-repeated="244" table:default-cell-style-name="ce3"/>
        <table:table-column table:style-name="co10" table:number-columns-repeated="768" table:default-cell-style-name="Default"/>
        <table:table-row table:style-name="ro1">
          <table:table-cell table:style-name="ce1" table:number-columns-repeated="25"/>
          <table:table-cell table:number-columns-repeated="999"/>
        </table:table-row>
        <table:table-row table:style-name="ro1" table:number-rows-repeated="2">
          <table:table-cell table:style-name="ce2"/>
          <table:table-cell table:style-name="ce4" table:number-columns-repeated="24"/>
          <table:table-cell table:number-columns-repeated="999"/>
        </table:table-row>
        <table:table-row table:style-name="ro2">
          <table:table-cell table:style-name="ce2"/>
          <table:table-cell table:style-name="ce5" office:value-type="string" calcext:value-type="string" table:number-columns-spanned="8" table:number-rows-spanned="1">
            <text:p>Medição 1.000 vetores de 100.000 elementos</text:p>
          </table:table-cell>
          <table:covered-table-cell table:number-columns-repeated="7" table:style-name="ce4"/>
          <table:table-cell table:style-name="ce4"/>
          <table:table-cell table:style-name="ce8" table:number-columns-repeated="2"/>
          <table:table-cell table:style-name="ce4" table:number-columns-repeated="13"/>
          <table:table-cell table:number-columns-repeated="999"/>
        </table:table-row>
        <table:table-row table:style-name="ro3">
          <table:table-cell table:style-name="ce2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Tempo de Execução Bubble Sort (s)</text:p>
          </table:table-cell>
          <table:table-cell table:style-name="ce6" office:value-type="string" calcext:value-type="string">
            <text:p>Tempo de Execução Quick Sort (s)</text:p>
          </table:table-cell>
          <table:table-cell table:style-name="ce6" office:value-type="string" calcext:value-type="string">
            <text:p>Speed-Up BubbleSort</text:p>
          </table:table-cell>
          <table:table-cell table:style-name="ce6" office:value-type="string" calcext:value-type="string">
            <text:p>Speed-Up QuickSort</text:p>
          </table:table-cell>
          <table:table-cell table:style-name="ce6" office:value-type="string" calcext:value-type="string">
            <text:p>Speed-Up Ideal</text:p>
          </table:table-cell>
          <table:table-cell table:style-name="ce6" office:value-type="string" calcext:value-type="string">
            <text:p>Eficiência Bubble Sort</text:p>
          </table:table-cell>
          <table:table-cell table:style-name="ce6" office:value-type="string" calcext:value-type="string">
            <text:p>Eficiência Quick Sort</text:p>
          </table:table-cell>
          <table:table-cell table:style-name="ce4"/>
          <table:table-cell table:style-name="ce8"/>
          <table:table-cell table:style-name="ce4"/>
          <table:table-cell table:style-name="ce9"/>
          <table:table-cell table:style-name="ce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.111687" calcext:value-type="float">
            <text:p>6.111687</text:p>
          </table:table-cell>
          <table:table-cell table:style-name="ce10" table:formula="of:=([.$C$6]/[.C6])" office:value-type="float" office:value="1" calcext:value-type="float">
            <text:p>1,0</text:p>
          </table:table-cell>
          <table:table-cell table:style-name="ce11" table:formula="of:=([.$D$6]/[.D6])" office:value-type="float" office:value="1" calcext:value-type="float">
            <text:p>1,0</text:p>
          </table:table-cell>
          <table:table-cell table:style-name="ce12" table:formula="of:=[.B6]" office:value-type="float" office:value="1" calcext:value-type="float">
            <text:p>1</text:p>
          </table:table-cell>
          <table:table-cell table:style-name="ce10" table:formula="of:=([.E6]/[.$G6])" office:value-type="float" office:value="1" calcext:value-type="float">
            <text:p>1,0</text:p>
          </table:table-cell>
          <table:table-cell table:style-name="ce10" table:formula="of:=([.F6]/[.$G6])" office:value-type="float" office:value="1" calcext:value-type="float">
            <text:p>1,0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10.227612" calcext:value-type="float">
            <text:p>10.227612</text:p>
          </table:table-cell>
          <table:table-cell table:style-name="ce10" table:formula="of:=([.$C$6]/[.C7])" office:value-type="float" office:value="1" calcext:value-type="float">
            <text:p>1,0</text:p>
          </table:table-cell>
          <table:table-cell table:style-name="ce11" table:formula="of:=([.$D$6]/[.D7])" office:value-type="float" office:value="0.597567350032442" calcext:value-type="float">
            <text:p>0,6</text:p>
          </table:table-cell>
          <table:table-cell table:style-name="ce12" table:formula="of:=[.B7]" office:value-type="float" office:value="2" calcext:value-type="float">
            <text:p>2</text:p>
          </table:table-cell>
          <table:table-cell table:style-name="ce10" table:formula="of:=([.E7]/[.$G7])" office:value-type="float" office:value="0.5" calcext:value-type="float">
            <text:p>0,5</text:p>
          </table:table-cell>
          <table:table-cell table:style-name="ce10" table:formula="of:=([.F7]/[.$G7])" office:value-type="float" office:value="0.298783675016221" calcext:value-type="float">
            <text:p>0,3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3.247485" calcext:value-type="float">
            <text:p>3.247485</text:p>
          </table:table-cell>
          <table:table-cell table:style-name="ce10" table:formula="of:=([.$C$6]/[.C8])" office:value-type="float" office:value="1" calcext:value-type="float">
            <text:p>1,0</text:p>
          </table:table-cell>
          <table:table-cell table:style-name="ce11" table:formula="of:=([.$D$6]/[.D8])" office:value-type="float" office:value="1.88197543637615" calcext:value-type="float">
            <text:p>1,9</text:p>
          </table:table-cell>
          <table:table-cell table:style-name="ce12" table:formula="of:=[.B8]" office:value-type="float" office:value="4" calcext:value-type="float">
            <text:p>4</text:p>
          </table:table-cell>
          <table:table-cell table:style-name="ce10" table:formula="of:=([.E8]/[.$G8])" office:value-type="float" office:value="0.25" calcext:value-type="float">
            <text:p>0,3</text:p>
          </table:table-cell>
          <table:table-cell table:style-name="ce10" table:formula="of:=([.F8]/[.$G8])" office:value-type="float" office:value="0.470493859094037" calcext:value-type="float">
            <text:p>0,5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889926" calcext:value-type="float">
            <text:p>1.889926</text:p>
          </table:table-cell>
          <table:table-cell table:style-name="ce10" table:formula="of:=([.$C$6]/[.C9])" office:value-type="float" office:value="1" calcext:value-type="float">
            <text:p>1,0</text:p>
          </table:table-cell>
          <table:table-cell table:style-name="ce11" table:formula="of:=([.$D$6]/[.D9])" office:value-type="float" office:value="3.23382344070614" calcext:value-type="float">
            <text:p>3,2</text:p>
          </table:table-cell>
          <table:table-cell table:style-name="ce12" table:formula="of:=[.B9]" office:value-type="float" office:value="6" calcext:value-type="float">
            <text:p>6</text:p>
          </table:table-cell>
          <table:table-cell table:style-name="ce10" table:formula="of:=([.E9]/[.$G9])" office:value-type="float" office:value="0.166666666666667" calcext:value-type="float">
            <text:p>0,2</text:p>
          </table:table-cell>
          <table:table-cell table:style-name="ce10" table:formula="of:=([.F9]/[.$G9])" office:value-type="float" office:value="0.538970573451024" calcext:value-type="float">
            <text:p>0,5</text:p>
          </table:table-cell>
          <table:table-cell table:style-name="ce4" table:number-columns-repeated="16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925597" calcext:value-type="float">
            <text:p>1.925597</text:p>
          </table:table-cell>
          <table:table-cell table:style-name="ce10" table:formula="of:=([.$C$6]/[.C10])" office:value-type="float" office:value="1" calcext:value-type="float">
            <text:p>1,0</text:p>
          </table:table-cell>
          <table:table-cell table:style-name="ce11" table:formula="of:=([.$D$6]/[.D10])" office:value-type="float" office:value="3.17391801088182" calcext:value-type="float">
            <text:p>3,2</text:p>
          </table:table-cell>
          <table:table-cell table:style-name="ce12" table:formula="of:=[.B10]" office:value-type="float" office:value="8" calcext:value-type="float">
            <text:p>8</text:p>
          </table:table-cell>
          <table:table-cell table:style-name="ce10" table:formula="of:=([.E10]/[.$G10])" office:value-type="float" office:value="0.125" calcext:value-type="float">
            <text:p>0,1</text:p>
          </table:table-cell>
          <table:table-cell table:style-name="ce10" table:formula="of:=([.F10]/[.$G10])" office:value-type="float" office:value="0.396739751360227" calcext:value-type="float">
            <text:p>0,4</text:p>
          </table:table-cell>
          <table:table-cell table:style-name="ce4" table:number-columns-repeated="16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855932" calcext:value-type="float">
            <text:p>1.855932</text:p>
          </table:table-cell>
          <table:table-cell table:style-name="ce10" table:formula="of:=([.$C$6]/[.C11])" office:value-type="float" office:value="1" calcext:value-type="float">
            <text:p>1,0</text:p>
          </table:table-cell>
          <table:table-cell table:style-name="ce11" table:formula="of:=([.$D$6]/[.D11])" office:value-type="float" office:value="3.2930554567732" calcext:value-type="float">
            <text:p>3,3</text:p>
          </table:table-cell>
          <table:table-cell table:style-name="ce12" table:formula="of:=[.B11]" office:value-type="float" office:value="16" calcext:value-type="float">
            <text:p>16</text:p>
          </table:table-cell>
          <table:table-cell table:style-name="ce10" table:formula="of:=([.E11]/[.$G11])" office:value-type="float" office:value="0.0625" calcext:value-type="float">
            <text:p>0,1</text:p>
          </table:table-cell>
          <table:table-cell table:style-name="ce10" table:formula="of:=([.F11]/[.$G11])" office:value-type="float" office:value="0.205815966048325" calcext:value-type="float">
            <text:p>0,2</text:p>
          </table:table-cell>
          <table:table-cell table:style-name="ce4" table:number-columns-repeated="16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993108" calcext:value-type="float">
            <text:p>1.993108</text:p>
          </table:table-cell>
          <table:table-cell table:style-name="ce10" table:formula="of:=([.$C$6]/[.C12])" office:value-type="float" office:value="1" calcext:value-type="float">
            <text:p>1,0</text:p>
          </table:table-cell>
          <table:table-cell table:style-name="ce11" table:formula="of:=([.$D$6]/[.D12])" office:value-type="float" office:value="3.06641035006633" calcext:value-type="float">
            <text:p>3,1</text:p>
          </table:table-cell>
          <table:table-cell table:style-name="ce12" table:formula="of:=[.B12]" office:value-type="float" office:value="32" calcext:value-type="float">
            <text:p>32</text:p>
          </table:table-cell>
          <table:table-cell table:style-name="ce10" table:formula="of:=([.E12]/[.$G12])" office:value-type="float" office:value="0.03125" calcext:value-type="float">
            <text:p>0,0</text:p>
          </table:table-cell>
          <table:table-cell table:style-name="ce10" table:formula="of:=([.F12]/[.$G12])" office:value-type="float" office:value="0.0958253234395728" calcext:value-type="float">
            <text:p>0,1</text:p>
          </table:table-cell>
          <table:table-cell table:style-name="ce4" table:number-columns-repeated="16"/>
          <table:table-cell table:number-columns-repeated="999"/>
        </table:table-row>
        <table:table-row table:style-name="ro4">
          <table:table-cell table:style-name="ce2"/>
          <table:table-cell table:style-name="ce8" table:number-columns-repeated="5"/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/>
          <table:table-cell table:style-name="ce4" table:number-columns-repeated="24"/>
          <table:table-cell table:number-columns-repeated="999"/>
        </table:table-row>
        <table:table-row table:style-name="ro1">
          <table:table-cell table:style-name="ce2"/>
          <table:table-cell table:style-name="ce5" office:value-type="string" calcext:value-type="string" table:number-columns-spanned="8" table:number-rows-spanned="1">
            <text:p>Medição 1.000 vetores de 10.000 elementos</text:p>
          </table:table-cell>
          <table:covered-table-cell table:number-columns-repeated="7" table:style-name="ce4"/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Tempo de Execução Bubble Sort (s)</text:p>
          </table:table-cell>
          <table:table-cell table:style-name="ce6" office:value-type="string" calcext:value-type="string">
            <text:p>Tempo de Execução Quick Sort (s)</text:p>
          </table:table-cell>
          <table:table-cell table:style-name="ce6" office:value-type="string" calcext:value-type="string">
            <text:p>Speed-Up BubbleSort</text:p>
          </table:table-cell>
          <table:table-cell table:style-name="ce6" office:value-type="string" calcext:value-type="string">
            <text:p>Speed-Up QuickSort</text:p>
          </table:table-cell>
          <table:table-cell table:style-name="ce6" office:value-type="string" calcext:value-type="string">
            <text:p>Speed-Up Ideal</text:p>
          </table:table-cell>
          <table:table-cell table:style-name="ce6" office:value-type="string" calcext:value-type="string">
            <text:p>Eficiência Bubble Sort</text:p>
          </table:table-cell>
          <table:table-cell table:style-name="ce6" office:value-type="string" calcext:value-type="string">
            <text:p>Eficiência Quick Sort</text:p>
          </table:table-cell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11304" calcext:value-type="float">
            <text:p>0.511304</text:p>
          </table:table-cell>
          <table:table-cell table:style-name="ce10" table:formula="of:=([.$C$6]/[.C17])" office:value-type="float" office:value="1" calcext:value-type="float">
            <text:p>1,0</text:p>
          </table:table-cell>
          <table:table-cell table:style-name="ce11" table:formula="of:=([.$D$6]/[.D17])" office:value-type="float" office:value="11.9531374681207" calcext:value-type="float">
            <text:p>12,0</text:p>
          </table:table-cell>
          <table:table-cell table:style-name="ce12" table:formula="of:=[.B17]" office:value-type="float" office:value="1" calcext:value-type="float">
            <text:p>1</text:p>
          </table:table-cell>
          <table:table-cell table:style-name="ce10" table:formula="of:=([.E17]/[.$G17])" office:value-type="float" office:value="1" calcext:value-type="float">
            <text:p>1,0</text:p>
          </table:table-cell>
          <table:table-cell table:style-name="ce10" table:formula="of:=([.F17]/[.$G17])" office:value-type="float" office:value="11.9531374681207" calcext:value-type="float">
            <text:p>12,0</text:p>
          </table:table-cell>
          <table:table-cell table:style-name="ce4"/>
          <table:table-cell table:style-name="ce4" office:value-type="string" calcext:value-type="string">
            <text:p>conversão tempo</text:p>
          </table:table-cell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1.391831" calcext:value-type="float">
            <text:p>1.391831</text:p>
          </table:table-cell>
          <table:table-cell table:style-name="ce10" table:formula="of:=([.$C$6]/[.C18])" office:value-type="float" office:value="1" calcext:value-type="float">
            <text:p>1,0</text:p>
          </table:table-cell>
          <table:table-cell table:style-name="ce11" table:formula="of:=([.$D$6]/[.D18])" office:value-type="float" office:value="4.39111285781104" calcext:value-type="float">
            <text:p>4,4</text:p>
          </table:table-cell>
          <table:table-cell table:style-name="ce12" table:formula="of:=[.B18]" office:value-type="float" office:value="2" calcext:value-type="float">
            <text:p>2</text:p>
          </table:table-cell>
          <table:table-cell table:style-name="ce10" table:formula="of:=([.E18]/[.$G18])" office:value-type="float" office:value="0.5" calcext:value-type="float">
            <text:p>0,5</text:p>
          </table:table-cell>
          <table:table-cell table:style-name="ce10" table:formula="of:=([.F18]/[.$G18])" office:value-type="float" office:value="2.19555642890552" calcext:value-type="float">
            <text:p>2,2</text:p>
          </table:table-cell>
          <table:table-cell table:style-name="ce4"/>
          <table:table-cell table:style-name="ce4" office:value-type="string" calcext:value-type="string">
            <text:p>seg</text:p>
          </table:table-cell>
          <table:table-cell table:style-name="ce9" office:value-type="float" office:value="4477.390472" calcext:value-type="float">
            <text:p>4477.390472</text:p>
          </table:table-cell>
          <table:table-cell table:style-name="ce4" table:number-columns-repeated="13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.329929" calcext:value-type="float">
            <text:p>0.329929</text:p>
          </table:table-cell>
          <table:table-cell table:style-name="ce10" table:formula="of:=([.$C$6]/[.C19])" office:value-type="float" office:value="1" calcext:value-type="float">
            <text:p>1,0</text:p>
          </table:table-cell>
          <table:table-cell table:style-name="ce11" table:formula="of:=([.$D$6]/[.D19])" office:value-type="float" office:value="18.5242491566367" calcext:value-type="float">
            <text:p>18,5</text:p>
          </table:table-cell>
          <table:table-cell table:style-name="ce12" table:formula="of:=[.B19]" office:value-type="float" office:value="4" calcext:value-type="float">
            <text:p>4</text:p>
          </table:table-cell>
          <table:table-cell table:style-name="ce10" table:formula="of:=([.E19]/[.$G19])" office:value-type="float" office:value="0.25" calcext:value-type="float">
            <text:p>0,3</text:p>
          </table:table-cell>
          <table:table-cell table:style-name="ce10" table:formula="of:=([.F19]/[.$G19])" office:value-type="float" office:value="4.63106228915918" calcext:value-type="float">
            <text:p>4,6</text:p>
          </table:table-cell>
          <table:table-cell table:style-name="ce4"/>
          <table:table-cell table:style-name="ce4" office:value-type="string" calcext:value-type="string">
            <text:p>min seg</text:p>
          </table:table-cell>
          <table:table-cell table:style-name="ce8" table:formula="of:=((INT([.L18]) / 60) + ([.L18] - INT([.L18])))" office:value-type="float" office:value="75.0071386666667" calcext:value-type="float">
            <text:p>75.0071386667</text:p>
          </table:table-cell>
          <table:table-cell table:style-name="ce4" table:number-columns-repeated="13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93074" calcext:value-type="float">
            <text:p>0.193074</text:p>
          </table:table-cell>
          <table:table-cell table:style-name="ce10" table:formula="of:=([.$C$6]/[.C20])" office:value-type="float" office:value="1" calcext:value-type="float">
            <text:p>1,0</text:p>
          </table:table-cell>
          <table:table-cell table:style-name="ce11" table:formula="of:=([.$D$6]/[.D20])" office:value-type="float" office:value="31.6546350104105" calcext:value-type="float">
            <text:p>31,7</text:p>
          </table:table-cell>
          <table:table-cell table:style-name="ce12" table:formula="of:=[.B20]" office:value-type="float" office:value="6" calcext:value-type="float">
            <text:p>6</text:p>
          </table:table-cell>
          <table:table-cell table:style-name="ce10" table:formula="of:=([.E20]/[.$G20])" office:value-type="float" office:value="0.166666666666667" calcext:value-type="float">
            <text:p>0,2</text:p>
          </table:table-cell>
          <table:table-cell table:style-name="ce10" table:formula="of:=([.F20]/[.$G20])" office:value-type="float" office:value="5.27577250173509" calcext:value-type="float">
            <text:p>5,3</text:p>
          </table:table-cell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41915" calcext:value-type="float">
            <text:p>0.141915</text:p>
          </table:table-cell>
          <table:table-cell table:style-name="ce10" table:formula="of:=([.$C$6]/[.C21])" office:value-type="float" office:value="1" calcext:value-type="float">
            <text:p>1,0</text:p>
          </table:table-cell>
          <table:table-cell table:style-name="ce11" table:formula="of:=([.$D$6]/[.D21])" office:value-type="float" office:value="43.0658281365606" calcext:value-type="float">
            <text:p>43,1</text:p>
          </table:table-cell>
          <table:table-cell table:style-name="ce12" table:formula="of:=[.B21]" office:value-type="float" office:value="8" calcext:value-type="float">
            <text:p>8</text:p>
          </table:table-cell>
          <table:table-cell table:style-name="ce10" table:formula="of:=([.E21]/[.$G21])" office:value-type="float" office:value="0.125" calcext:value-type="float">
            <text:p>0,1</text:p>
          </table:table-cell>
          <table:table-cell table:style-name="ce10" table:formula="of:=([.F21]/[.$G21])" office:value-type="float" office:value="5.38322851707008" calcext:value-type="float">
            <text:p>5,4</text:p>
          </table:table-cell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086191" calcext:value-type="float">
            <text:p>0.086191</text:p>
          </table:table-cell>
          <table:table-cell table:style-name="ce10" table:formula="of:=([.$C$6]/[.C22])" office:value-type="float" office:value="1" calcext:value-type="float">
            <text:p>1,0</text:p>
          </table:table-cell>
          <table:table-cell table:style-name="ce11" table:formula="of:=([.$D$6]/[.D22])" office:value-type="float" office:value="70.9086447540927" calcext:value-type="float">
            <text:p>70,9</text:p>
          </table:table-cell>
          <table:table-cell table:style-name="ce12" table:formula="of:=[.B22]" office:value-type="float" office:value="16" calcext:value-type="float">
            <text:p>16</text:p>
          </table:table-cell>
          <table:table-cell table:style-name="ce10" table:formula="of:=([.E22]/[.$G22])" office:value-type="float" office:value="0.0625" calcext:value-type="float">
            <text:p>0,1</text:p>
          </table:table-cell>
          <table:table-cell table:style-name="ce10" table:formula="of:=([.F22]/[.$G22])" office:value-type="float" office:value="4.43179029713079" calcext:value-type="float">
            <text:p>4,4</text:p>
          </table:table-cell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32" calcext:value-type="float">
            <text:p>32</text:p>
          </table:table-cell>
          <table:table-cell table:style-name="ce8" office:value-type="float" office:value="30.806423" calcext:value-type="float">
            <text:p>30.806423</text:p>
          </table:table-cell>
          <table:table-cell table:style-name="ce8" office:value-type="float" office:value="0.087684" calcext:value-type="float">
            <text:p>0.087684</text:p>
          </table:table-cell>
          <table:table-cell table:style-name="ce10" table:formula="of:=([.$C$6]/[.C23])" office:value-type="float" office:value="0.032460763133714" calcext:value-type="float">
            <text:p>0,0</text:p>
          </table:table-cell>
          <table:table-cell table:style-name="ce11" table:formula="of:=([.$D$6]/[.D23])" office:value-type="float" office:value="69.701279594909" calcext:value-type="float">
            <text:p>69,7</text:p>
          </table:table-cell>
          <table:table-cell table:style-name="ce12" table:formula="of:=[.B23]" office:value-type="float" office:value="32" calcext:value-type="float">
            <text:p>32</text:p>
          </table:table-cell>
          <table:table-cell table:style-name="ce10" table:formula="of:=([.E23]/[.$G23])" office:value-type="float" office:value="0.00101439884792856" calcext:value-type="float">
            <text:p>0,0</text:p>
          </table:table-cell>
          <table:table-cell table:style-name="ce10" table:formula="of:=([.F23]/[.$G23])" office:value-type="float" office:value="2.17816498734091" calcext:value-type="float">
            <text:p>2,2</text:p>
          </table:table-cell>
          <table:table-cell table:style-name="ce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4" table:number-columns-repeated="24"/>
          <table:table-cell table:number-columns-repeated="999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2:34:56.123887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13:01.623614269</meta:creation-date>
    <meta:generator>LibreOffice/4.2.8.2$Linux_X86_64 LibreOffice_project/420m0$Build-2</meta:generator>
    <meta:editing-duration>PT1H10M39S</meta:editing-duration>
    <meta:editing-cycles>13</meta:editing-cycles>
    <dc:date>2017-11-14T16:11:25.213569386</dc:date>
    <meta:document-statistic meta:table-count="1" meta:cell-count="135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8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8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7cm" svg:height="22.231cm" xlink:href=".." xlink:type="simple" chart:class="chart:bar" chart:column-mapping="2 0 1" chart:style-name="ch1">
        <chart:title svg:x="10.22cm" svg:y="0.6cm" chart:style-name="ch2">
          <text:p>Bubble Sort 100.000 Elementos</text:p>
        </chart:title>
        <chart:legend svg:x="7.675cm" svg:y="21.166cm" style:legend-expansion="custom" chartooo:width="15.589cm" chartooo:height="0.996cm" style:legend-expansion-aspect-ratio="15.6516064257028" chart:style-name="ch3"/>
        <chart:plot-area chart:style-name="ch4" table:cell-range-address="'Sheet 1 - Table 1'.B6:'Sheet 1 - Table 1'.B12 'Sheet 1 - Table 1'.G5:'Sheet 1 - Table 1'.H12 'Sheet 1 - Table 1'.E5:'Sheet 1 - Table 1'.E12" chart:data-source-has-labels="both" svg:x="2.268cm" svg:y="1.838cm" svg:width="25.901cm" svg:height="17.279cm">
          <chartooo:coordinate-region svg:x="3.295cm" svg:y="2.078cm" svg:width="24.111cm" svg:height="16.313cm"/>
          <chart:axis chart:dimension="x" chart:name="primary-x" chart:style-name="ch5" chartooo:axis-type="auto">
            <chartooo:date-scale/>
            <chart:categories table:cell-range-address="'Sheet 1 - Table 1'.B6:'Sheet 1 - Table 1'.B12"/>
          </chart:axis>
          <chart:axis chart:dimension="x" chart:name="secondary-x" chart:style-name="ch6">
            <chart:title svg:x="13.619cm" svg:y="19.462cm" chart:style-name="ch7">
              <text:p>Núcleos</text:p>
            </chart:title>
          </chart:axis>
          <chart:axis chart:dimension="y" chart:name="primary-y" chart:style-name="ch8">
            <chart:title svg:x="28.632cm" svg:y="8.229cm" chart:style-name="ch7">
              <text:p>Eficiência</text:p>
            </chart:title>
          </chart:axis>
          <chart:axis chart:dimension="y" chart:name="secondary-y" chart:style-name="ch9">
            <chart:title svg:x="0.691cm" svg:y="13.263cm" chart:style-name="ch10">
              <text:p>Fator de Aceleração</text:p>
            </chart:title>
          </chart:axis>
          <chart:series chart:attached-axis="primary-y" chart:style-name="ch11" chart:values-cell-range-address="'Sheet 1 - Table 1'.H6:'Sheet 1 - Table 1'.H12" chart:label-cell-address="'Sheet 1 - Table 1'.H5:'Sheet 1 - Table 1'.H5" chart:class="chart:bar">
            <chart:data-point chart:repeated="7"/>
          </chart:series>
          <chart:series chart:attached-axis="secondary-y" chart:style-name="ch12" chart:values-cell-range-address="'Sheet 1 - Table 1'.E6:'Sheet 1 - Table 1'.E12" chart:label-cell-address="'Sheet 1 - Table 1'.E5:'Sheet 1 - Table 1'.E5" chart:class="chart:line">
            <chart:data-point chart:repeated="7"/>
          </chart:series>
          <chart:series chart:attached-axis="secondary-y" chart:style-name="ch13" chart:values-cell-range-address="'Sheet 1 - Table 1'.G6:'Sheet 1 - Table 1'.G12" chart:label-cell-address="'Sheet 1 - Table 1'.G5:'Sheet 1 - Table 1'.G5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</text:p>
                <draw:g>
                  <svg:desc>'Sheet 1 - Table 1'.H5:'Sheet 1 - Table 1'.H5</svg:desc>
                </draw:g>
              </table:table-cell>
              <table:table-cell office:value-type="string">
                <text:p>Speed-Up BubbleSort</text:p>
                <draw:g>
                  <svg:desc>'Sheet 1 - Table 1'.E5:'Sheet 1 - Table 1'.E5</svg:desc>
                </draw:g>
              </table:table-cell>
              <table:table-cell office:value-type="string">
                <text:p>Speed-Up Ideal</text:p>
                <draw:g>
                  <svg:desc>'Sheet 1 - Table 1'.G5:'Sheet 1 - Table 1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6:'Sheet 1 - Table 1'.B12</svg:desc>
                </draw:g>
              </table:table-cell>
              <table:table-cell office:value-type="float" office:value="1">
                <text:p>1</text:p>
                <draw:g>
                  <svg:desc>'Sheet 1 - Table 1'.H6:'Sheet 1 - Table 1'.H12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2</svg:desc>
                </draw:g>
              </table:table-cell>
              <table:table-cell office:value-type="float" office:value="1">
                <text:p>1</text:p>
                <draw:g>
                  <svg:desc>'Sheet 1 - Table 1'.G6:'Sheet 1 - Table 1'.G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625">
                <text:p>0.062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3125">
                <text:p>0.03125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8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8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8">
      <style:chart-properties chart:display-label="true" chart:tick-marks-major-inner="false" chart:tick-marks-major-outer="false" chart:logarithmic="false" chart:minimum="0" chart:gap-width="90" chart:overlap="-10" chart:reverse-direction="false" text:line-break="fals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8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8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8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1cm" svg:height="22.231cm" xlink:href=".." xlink:type="simple" chart:class="chart:bar" chart:column-mapping="1 0" chart:style-name="ch1">
        <chart:title svg:x="10.218cm" svg:y="0.602cm" chart:style-name="ch2">
          <text:p>Quick Sort 100.000 Elementos</text:p>
        </chart:title>
        <chart:legend svg:x="7.673cm" svg:y="21.166cm" style:legend-expansion="custom" chartooo:width="15.586cm" chartooo:height="1.004cm" style:legend-expansion-aspect-ratio="15.5239043824701" chart:style-name="ch3"/>
        <chart:plot-area chart:style-name="ch4" table:cell-range-address="'Sheet 1 - Table 1'.I5:'Sheet 1 - Table 1'.I12 'Sheet 1 - Table 1'.F5:'Sheet 1 - Table 1'.G12" chart:data-source-has-labels="both" svg:x="2.267cm" svg:y="1.838cm" svg:width="25.896cm" svg:height="17.279cm">
          <chartooo:coordinate-region svg:x="3.294cm" svg:y="2.078cm" svg:width="24.106cm" svg:height="16.313cm"/>
          <chart:axis chart:dimension="x" chart:name="primary-x" chart:style-name="ch5" chartooo:axis-type="auto">
            <chartooo:date-scale/>
            <chart:categories table:cell-range-address="'Sheet 1 - Table 1'.I6:'Sheet 1 - Table 1'.I12"/>
          </chart:axis>
          <chart:axis chart:dimension="x" chart:name="secondary-x" chart:style-name="ch6">
            <chart:title svg:x="13.618cm" svg:y="19.462cm" chart:style-name="ch7">
              <text:p>Núcleos</text:p>
            </chart:title>
          </chart:axis>
          <chart:axis chart:dimension="y" chart:name="primary-y" chart:style-name="ch8">
            <chart:title svg:x="28.626cm" svg:y="8.229cm" chart:style-name="ch7">
              <text:p>Eficiência</text:p>
            </chart:title>
          </chart:axis>
          <chart:axis chart:dimension="y" chart:name="secondary-y" chart:style-name="ch9">
            <chart:title svg:x="0.69cm" svg:y="13.261cm" chart:style-name="ch10">
              <text:p>Fator de Aceleração</text:p>
            </chart:title>
          </chart:axis>
          <chart:series chart:attached-axis="primary-y" chart:style-name="ch11" chart:values-cell-range-address="'Sheet 1 - Table 1'.I6:'Sheet 1 - Table 1'.I12" chart:label-cell-address="'Sheet 1 - Table 1'.I5:'Sheet 1 - Table 1'.I5" chart:class="chart:bar">
            <chart:data-point chart:repeated="7"/>
          </chart:series>
          <chart:series chart:attached-axis="secondary-y" chart:style-name="ch12" chart:values-cell-range-address="'Sheet 1 - Table 1'.F6:'Sheet 1 - Table 1'.F12" chart:label-cell-address="'Sheet 1 - Table 1'.F5:'Sheet 1 - Table 1'.F5" chart:class="chart:line">
            <chart:data-point chart:repeated="7"/>
          </chart:series>
          <chart:series chart:attached-axis="secondary-y" chart:style-name="ch13" chart:values-cell-range-address="'Sheet 1 - Table 1'.G6:'Sheet 1 - Table 1'.G12" chart:label-cell-address="'Sheet 1 - Table 1'.G5:'Sheet 1 - Table 1'.G5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Quick Sort</text:p>
                <draw:g>
                  <svg:desc>'Sheet 1 - Table 1'.I5:'Sheet 1 - Table 1'.I5</svg:desc>
                </draw:g>
              </table:table-cell>
              <table:table-cell office:value-type="string">
                <text:p>Speed-Up QuickSort</text:p>
                <draw:g>
                  <svg:desc>'Sheet 1 - Table 1'.F5:'Sheet 1 - Table 1'.F5</svg:desc>
                </draw:g>
              </table:table-cell>
              <table:table-cell office:value-type="string">
                <text:p>Speed-Up Ideal</text:p>
                <draw:g>
                  <svg:desc>'Sheet 1 - Table 1'.G5:'Sheet 1 - Table 1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I6:'Sheet 1 - Table 1'.I12</svg:desc>
                </draw:g>
              </table:table-cell>
              <table:table-cell office:value-type="float" office:value="1">
                <text:p>1</text:p>
                <draw:g>
                  <svg:desc>'Sheet 1 - Table 1'.I6:'Sheet 1 - Table 1'.I12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2</svg:desc>
                </draw:g>
              </table:table-cell>
              <table:table-cell office:value-type="float" office:value="1">
                <text:p>1</text:p>
                <draw:g>
                  <svg:desc>'Sheet 1 - Table 1'.G6:'Sheet 1 - Table 1'.G12</svg:desc>
                </draw:g>
              </table:table-cell>
            </table:table-row>
            <table:table-row>
              <table:table-cell office:value-type="float" office:value="0.298783675016221">
                <text:p>0</text:p>
              </table:table-cell>
              <table:table-cell office:value-type="float" office:value="0.298783675016221">
                <text:p>0.298783675016221</text:p>
              </table:table-cell>
              <table:table-cell office:value-type="float" office:value="0.597567350032442">
                <text:p>0.597567350032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70493859094037">
                <text:p>0</text:p>
              </table:table-cell>
              <table:table-cell office:value-type="float" office:value="0.470493859094037">
                <text:p>0.470493859094037</text:p>
              </table:table-cell>
              <table:table-cell office:value-type="float" office:value="1.88197543637615">
                <text:p>1.881975436376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38970573451024">
                <text:p>0</text:p>
              </table:table-cell>
              <table:table-cell office:value-type="float" office:value="0.538970573451024">
                <text:p>0.538970573451024</text:p>
              </table:table-cell>
              <table:table-cell office:value-type="float" office:value="3.23382344070614">
                <text:p>3.233823440706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396739751360227">
                <text:p>0</text:p>
              </table:table-cell>
              <table:table-cell office:value-type="float" office:value="0.396739751360227">
                <text:p>0.396739751360227</text:p>
              </table:table-cell>
              <table:table-cell office:value-type="float" office:value="3.17391801088182">
                <text:p>3.173918010881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205815966048325">
                <text:p>0</text:p>
              </table:table-cell>
              <table:table-cell office:value-type="float" office:value="0.205815966048325">
                <text:p>0.205815966048325</text:p>
              </table:table-cell>
              <table:table-cell office:value-type="float" office:value="3.2930554567732">
                <text:p>3.29305545677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0958253234395728">
                <text:p>0</text:p>
              </table:table-cell>
              <table:table-cell office:value-type="float" office:value="0.0958253234395728">
                <text:p>0.0958253234395728</text:p>
              </table:table-cell>
              <table:table-cell office:value-type="float" office:value="3.06641035006633">
                <text:p>3.06641035006633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